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A500000078298C3272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4.365cm" svg:height="3.174cm" svg:x="8.5cm" svg:y="11.326cm">
          <draw:image xlink:href="Pictures/10000000000000A500000078298C3272.png" xlink:type="simple" xlink:show="embed" xlink:actuate="onLoad">
            <text:p/>
          </draw:image>
        </draw:frame>
        <draw:frame draw:style-name="gr2" draw:text-style-name="P2" draw:layer="layout" svg:width="4.181cm" svg:height="0.962cm" svg:x="8.819cm" svg:y="14.6cm">
          <draw:text-box>
            <text:p text:style-name="P2"><text:span text:style-name="T1">{ Indivíduo }</text:span></text:p>
          </draw:text-box>
        </draw:frame>
        <draw:custom-shape draw:style-name="gr3" draw:text-style-name="P1" draw:layer="layout" svg:width="5.5cm" svg:height="3cm" svg:x="2.5cm" svg:y="11.2cm">
          <text:p text:style-name="P1"><text:span text:style-name="T1">Consciência</text:span></text:p>
          <text:p text:style-name="P1"><text:span text:style-name="T1">Coletiva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" draw:text-style-name="P3" draw:layer="layout" svg:width="6cm" svg:height="2.5cm" svg:x="2.7cm" svg:y="13.9cm">
          <text:p text:style-name="P3"><text:span text:style-name="T1">Socieda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5cm" svg:height="2.5cm" svg:x="11.2cm" svg:y="11.4cm">
          <text:p text:style-name="P2"><text:span text:style-name="T1">Consciência</text:span></text:p>
          <text:p text:style-name="P2"><text:span text:style-name="T1">Individua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FPBVirtual </meta:initial-creator>
    <meta:creation-date>2013-08-26T10:01:10</meta:creation-date>
    <dc:date>2013-08-26T10:08:44</dc:date>
    <dc:creator>UFPBVirtual </dc:creator>
    <meta:editing-duration>PT00H07M35S</meta:editing-duration>
    <meta:editing-cycles>2</meta:editing-cycles>
    <meta:generator>BrOffice.org/3.2$Linux OpenOffice.org_project/320m12$Build-9483</meta:generator>
    <meta:document-statistic meta:object-count="5"/>
  </office:meta>
</office:document-meta>
</file>